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Merriweather" fo:font-size="15.75pt" fo:letter-spacing="normal" fo:font-style="italic" fo:font-weight="normal" loext:padding="0in" loext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Merriweather" fo:font-size="11.25pt" fo:letter-spacing="normal" fo:font-style="normal" fo:font-weight="normal" loext:padding="0in" loext:border="none"/>
    </style:style>
    <style:style style:name="P3" style:family="paragraph" style:parent-style-name="Text_20_body" style:list-style-name="L2">
      <style:paragraph-properties fo:margin-left="0in" fo:margin-right="0in" fo:margin-top="0in" fo:margin-bottom="0.1772in" loext:contextual-spacing="false" fo:line-height="160%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Merriweather" fo:font-size="11.25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22222" style:font-name="Merriweather" fo:font-size="15.75pt" fo:letter-spacing="normal" fo:font-style="italic" fo:font-weight="normal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gredients</text:p>
      <text:list xml:id="list8520422286873717603" text:style-name="L1">
        <text:list-item>
          <text:p text:style-name="P2">2 cups sourdough starter</text:p>
        </text:list-item>
        <text:list-item>
          <text:p text:style-name="P2">1 cup sifted flour, (buckwheat, einkorn, spelt, wheat etc.)</text:p>
        </text:list-item>
        <text:list-item>
          <text:p text:style-name="P2">2 eggs, (beaten)</text:p>
        </text:list-item>
        <text:list-item>
          <text:p text:style-name="P2">½ teaspoon unrefined sea salt</text:p>
        </text:list-item>
        <text:list-item>
          <text:p text:style-name="P2">½ teaspoon baking soda</text:p>
        </text:list-item>
        <text:list-item>
          <text:p text:style-name="P2">butter, coconut oil or ghee, (for frying the pancakes)</text:p>
        </text:list-item>
      </text:list>
      <text:p text:style-name="P1">Instructions</text:p>
      <text:list xml:id="list715548767678463434" text:style-name="L2">
        <text:list-item>
          <text:p text:style-name="P3">Beat sourdough starter with flour, then place the batter into a mixing bowl, cover it and allow it to rest at room temperature for 8 to 12 hours.</text:p>
        </text:list-item>
        <text:list-item>
          <text:p text:style-name="P3">Punch down the sourdough if it has risen, then beat in the eggs, salt and baking soda. If your batter is too thick, thin it with a bit of milk, cream or water.</text:p>
        </text:list-item>
        <text:list-item>
          <text:p text:style-name="P3">Warm a skillet over medium-high heat, drop in enough butter to prevent the pancakes from sticking (about 1 tablespoon). When the butter melts, reduce the heat to medium-low, then spoon ¼ cup of batter into the pan. Cook each pancake until bubbles begin to rise to the surface - about 2 to 3 minutes, then flip and continue to cook a further 2 to 3 minutes. Continue working in batches, adding more butter as necessary, until the batter is exhausted. Serve warm with fresh fruit, butter, cream and syrup or hone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8:37:08.467507976</meta:creation-date>
    <dc:date>2016-12-23T08:40:12.013587530</dc:date>
    <meta:editing-duration>PT3M3S</meta:editing-duration>
    <meta:editing-cycles>1</meta:editing-cycles>
    <meta:document-statistic meta:table-count="0" meta:image-count="0" meta:object-count="0" meta:page-count="1" meta:paragraph-count="11" meta:word-count="197" meta:character-count="1055" meta:non-whitespace-character-count="878"/>
    <meta:generator>LibreOffice/5.1.4.2$Linux_X86_64 LibreOffice_project/10m0$Build-2</meta:generator>
  </office:meta>
</office:document-meta>
</file>